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B6A0000165B00000F2093CBD6753083BE8A.svg" manifest:media-type="image/svg+xml"/>
  <manifest:file-entry manifest:full-path="Pictures/10000201000000D9000000934812CB6C9A0492DD.png" manifest:media-type="image/png"/>
  <manifest:file-entry manifest:full-path="Pictures/10000201000000D800000092034BEC6CCAF8375E.png" manifest:media-type="image/png"/>
  <manifest:file-entry manifest:full-path="Pictures/10000B840000167600000F3B8B982859EBAD455D.svg" manifest:media-type="image/svg+xml"/>
  <manifest:file-entry manifest:full-path="Pictures/10000B130000167600000F3B46777293ECD9BB49.svg" manifest:media-type="image/svg+xml"/>
  <manifest:file-entry manifest:full-path="Pictures/10000201000000D9000000931B130A0D913B2FB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552cm" fo:min-width="0.136cm"/>
    </style:style>
    <style:style style:name="gr3" style:family="graphic" style:parent-style-name="standard">
      <style:graphic-properties draw:textarea-vertical-align="middle" draw:auto-grow-height="false" fo:min-height="2.036cm" fo:min-width="1.67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vertical-align="middle" draw:auto-grow-height="false" fo:min-height="4.184cm" fo:min-width="2.032cm"/>
    </style:style>
    <style:style style:name="P1" style:family="paragraph">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722cm" svg:height="3.871cm" svg:x="11.089cm" svg:y="4.639cm">
          <draw:image xlink:href="Pictures/10000B6A0000165B00000F2093CBD6753083BE8A.svg" xlink:type="simple" xlink:show="embed" xlink:actuate="onLoad">
            <text:p text:style-name="P1">Quantitative </text:p>
            <text:p text:style-name="P1">Data Collection</text:p>
          </draw:image>
          <draw:image xlink:href="Pictures/10000201000000D800000092034BEC6CCAF8375E.png" xlink:type="simple" xlink:show="embed" xlink:actuate="onLoad"/>
        </draw:frame>
        <draw:frame draw:style-name="gr1" draw:text-style-name="P1" draw:layer="layout" svg:width="5.722cm" svg:height="3.871cm" svg:x="11.089cm" svg:y="8.811cm">
          <draw:image xlink:href="Pictures/10000B6A0000165B00000F2093CBD6753083BE8A.svg" xlink:type="simple" xlink:show="embed" xlink:actuate="onLoad">
            <text:p text:style-name="P1">Quantitative </text:p>
            <text:p text:style-name="P1">Data Analysis</text:p>
          </draw:image>
          <draw:image xlink:href="Pictures/10000201000000D800000092034BEC6CCAF8375E.png" xlink:type="simple" xlink:show="embed" xlink:actuate="onLoad"/>
        </draw:frame>
        <draw:frame draw:style-name="gr1" draw:text-style-name="P1" draw:layer="layout" svg:width="5.749cm" svg:height="3.898cm" svg:x="3.286cm" svg:y="4.625cm">
          <draw:image xlink:href="Pictures/10000B840000167600000F3B8B982859EBAD455D.svg" xlink:type="simple" xlink:show="embed" xlink:actuate="onLoad">
            <text:p text:style-name="P1">Qualitative</text:p>
            <text:p text:style-name="P1">Data Collection</text:p>
          </draw:image>
          <draw:image xlink:href="Pictures/10000201000000D9000000934812CB6C9A0492DD.png" xlink:type="simple" xlink:show="embed" xlink:actuate="onLoad"/>
        </draw:frame>
        <draw:frame draw:style-name="gr1" draw:text-style-name="P1" draw:layer="layout" svg:width="5.749cm" svg:height="3.898cm" svg:x="3.286cm" svg:y="8.797cm">
          <draw:image xlink:href="Pictures/10000B840000167600000F3B8B982859EBAD455D.svg" xlink:type="simple" xlink:show="embed" xlink:actuate="onLoad">
            <text:p text:style-name="P1">Qualitative</text:p>
            <text:p text:style-name="P1">Data Analysis</text:p>
          </draw:image>
          <draw:image xlink:href="Pictures/10000201000000D9000000934812CB6C9A0492DD.png" xlink:type="simple" xlink:show="embed" xlink:actuate="onLoad"/>
        </draw:frame>
        <draw:custom-shape draw:style-name="gr2" draw:text-style-name="P1" draw:layer="layout" svg:width="1.27cm" svg:height="0.916cm" svg:x="5.525cm" svg:y="8.0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5.749cm" svg:height="3.898cm" svg:x="6.38cm" svg:y="12.215cm">
          <draw:image xlink:href="Pictures/10000B130000167600000F3B46777293ECD9BB49.svg" xlink:type="simple" xlink:show="embed" xlink:actuate="onLoad">
            <text:p text:style-name="P1">Results</text:p>
          </draw:image>
          <draw:image xlink:href="Pictures/10000201000000D9000000931B130A0D913B2FBE.png" xlink:type="simple" xlink:show="embed" xlink:actuate="onLoad"/>
        </draw:frame>
        <draw:custom-shape draw:style-name="gr3" draw:text-style-name="P1" draw:layer="layout" svg:width="2.178cm" svg:height="2.286cm" svg:x="11.922cm" svg:y="12.303cm">
          <text:p/>
          <draw:enhanced-geometry svg:viewBox="0 0 841 854" draw:mirror-horizontal="true" draw:mirror-vertical="false" draw:type="non-primitive" draw:enhanced-path="M 517 247 L 517 415 264 415 264 0 0 0 0 680 517 680 517 854 841 547 517 247 Z N"/>
        </draw:custom-shape>
        <draw:frame draw:style-name="gr4" draw:text-style-name="P2" draw:layer="layout" svg:width="10.133cm" svg:height="0.962cm" svg:x="4.858cm" svg:y="3.413cm">
          <draw:text-box>
            <text:p>Sequential Exploratory Strategy</text:p>
          </draw:text-box>
        </draw:frame>
        <draw:custom-shape draw:style-name="gr5" draw:text-style-name="P1" draw:layer="layout" svg:width="2.532cm" svg:height="4.434cm" svg:x="8.628cm" svg:y="5.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27cm" svg:height="0.916cm" svg:x="13.315cm" svg:y="8.0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d99116" draw:textarea-horizontal-align="justify" fo:padding-top="0.125cm" fo:padding-bottom="0.125cm" fo:padding-left="0.25cm" fo:padding-right="0.25cm" draw:shadow="hidden" draw:shadow-offset-x="0.051cm" draw:shadow-offset-y="0.05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orge Self</meta:initial-creator>
    <meta:creation-date>2018-06-29T09:19:18.291000000</meta:creation-date>
    <dc:date>2018-06-29T10:02:35.701000000</dc:date>
    <dc:creator>George Self</dc:creator>
    <meta:editing-duration>PT32M47S</meta:editing-duration>
    <meta:editing-cycles>5</meta:editing-cycles>
    <meta:generator>LibreOffice/6.0.5.2$Windows_X86_64 LibreOffice_project/54c8cbb85f300ac59db32fe8a675ff7683cd5a16</meta:generator>
    <meta:document-statistic meta:object-count="10"/>
  </office:meta>
</office:document-meta>
</file>